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693in" fo:margin-bottom="0.0693in" fo:line-height="100%"/>
    </style:style>
    <style:style style:name="P2" style:family="paragraph" style:parent-style-name="List_20_Paragraph">
      <style:paragraph-properties fo:margin-top="0.0693in" fo:margin-bottom="0.0693in" fo:line-height="100%"/>
      <style:text-properties fo:color="#ff3333"/>
    </style:style>
    <style:style style:name="P3" style:family="paragraph" style:parent-style-name="Standard">
      <style:paragraph-properties fo:margin-left="0.25in" fo:margin-right="0in" fo:text-indent="0in" style:auto-text-indent="false"/>
      <style:text-properties style:font-name="Calibri" style:font-name-asian="Times New Roman"/>
    </style:style>
    <style:style style:name="P4" style:family="paragraph" style:parent-style-name="List_20_Paragraph">
      <style:text-properties style:font-name="Calibri" style:font-name-asian="Times New Roman"/>
    </style:style>
    <style:style style:name="P5" style:family="paragraph" style:parent-style-name="List_20_Paragraph">
      <style:text-properties fo:color="#ff3333" style:font-name="Calibri" style:font-name-asian="Times New Roman"/>
    </style:style>
    <style:style style:name="P6" style:family="paragraph" style:parent-style-name="Standard" style:master-page-name="Standard">
      <style:paragraph-properties fo:margin-top="0.0693in" fo:margin-bottom="0.0693in" fo:line-height="100%" fo:text-align="end" style:justify-single-word="false" style:page-number="auto"/>
      <style:text-properties fo:font-weight="bold" style:font-name-asian="Times New Roman" style:font-weight-asian="bold" style:font-name-complex="Arial1" style:font-weight-complex="bold"/>
    </style:style>
    <style:style style:name="P7" style:family="paragraph" style:parent-style-name="Standard">
      <style:paragraph-properties fo:margin-top="0.0693in" fo:margin-bottom="0.0693in" fo:line-height="100%"/>
      <style:text-properties style:text-underline-style="solid" style:text-underline-width="auto" style:text-underline-color="font-color" style:font-name-asian="Times New Roman" style:font-name-complex="Arial1"/>
    </style:style>
    <style:style style:name="P8" style:family="paragraph" style:parent-style-name="Standard">
      <style:paragraph-properties fo:margin-top="0.0693in" fo:margin-bottom="0.0693in" fo:line-height="100%"/>
      <style:text-properties style:font-name-asian="Times New Roman" style:font-name-complex="Arial1"/>
    </style:style>
    <style:style style:name="P9" style:family="paragraph" style:parent-style-name="Standard" style:list-style-name="WWNum4"/>
    <style:style style:name="P10" style:family="paragraph" style:parent-style-name="Standard" style:list-style-name="WWNum4">
      <style:text-properties fo:color="#ff3333" style:font-name="Calibri" style:font-name-asian="Times New Roman"/>
    </style:style>
    <style:style style:name="P11" style:family="paragraph" style:parent-style-name="Standard" style:list-style-name="WWNum4">
      <style:text-properties style:font-name="Calibri" style:font-name-asian="Times New Roman"/>
    </style:style>
    <style:style style:name="P12" style:family="paragraph" style:parent-style-name="List_20_Paragraph">
      <style:text-properties style:font-name="Calibri" style:font-name-asian="Times New Roman"/>
    </style:style>
    <style:style style:name="P13" style:family="paragraph" style:parent-style-name="List_20_Paragraph" style:list-style-name="WWNum4">
      <style:text-properties style:font-name="Calibri" style:font-name-asian="Times New Roman"/>
    </style:style>
    <style:style style:name="P14" style:family="paragraph" style:parent-style-name="List_20_Paragraph" style:list-style-name="WWNum7">
      <style:text-properties style:font-name="Calibri" style:font-name-asian="Times New Roman"/>
    </style:style>
    <style:style style:name="T1" style:family="text">
      <style:text-properties fo:font-weight="bold" style:font-name-asian="Times New Roman" style:font-weight-asian="bold" style:font-name-complex="Arial1" style:font-weight-complex="bold"/>
    </style:style>
    <style:style style:name="T2" style:family="text">
      <style:text-properties style:text-position="super 58%" fo:font-weight="bold" style:font-name-asian="Times New Roman" style:font-weight-asian="bold" style:font-name-complex="Arial1" style:font-weight-complex="bold"/>
    </style:style>
    <style:style style:name="T3" style:family="text">
      <style:text-properties style:font-name="Calibri" style:font-name-asian="Times New Roman"/>
    </style:style>
    <style:style style:name="T4" style:family="text">
      <style:text-properties style:font-name="Calibri" fo:font-weight="bold" style:font-name-asian="Times New Roman" style:font-weight-asian="bold"/>
    </style:style>
    <style:style style:name="T5" style:family="text">
      <style:text-properties fo:color="#ff3333"/>
    </style:style>
    <style:style style:name="T6" style:family="text">
      <style:text-properties fo:color="#ff3333" style:font-name="Calibri" style:font-name-asian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me: <text:s/>Michael RIsher</text:p>
      <text:p text:style-name="P1"><text:span text:style-name="T1">CSC 18C Quiz #3 (25 pts) – May 3</text:span><text:span text:style-name="T2">rd</text:span><text:span text:style-name="T1">, 2016</text:span></text:p>
      <text:p text:style-name="P7">All answers must be of your own work. Type out your answers and submit your quiz through Blackboard for Quiz #2 as either a MS Word document or PDF file (Mac users using Pages, make sure to Export to MS Word).</text:p>
      <text:p text:style-name="P8"><text:tab/></text:p>
      <text:list xml:id="list4723376202277121938" text:style-name="WWNum4">
        <text:list-item>
          <text:p text:style-name="P9"><text:span text:style-name="T4">True / False</text:span><text:span text:style-name="T3">: The first item added to a stack is the first one removed. ( 4 points )</text:span></text:p>
        </text:list-item>
      </text:list>
      <text:p text:style-name="P3"><text:tab/><text:span text:style-name="T5">False</text:span></text:p>
      <text:list xml:id="list38451579" text:continue-numbering="true" text:style-name="WWNum4">
        <text:list-item>
          <text:p text:style-name="P9"><text:span text:style-name="T4">True / False:</text:span><text:span text:style-name="T3"> A stack restricts access to its entries. ( 4 points )</text:span></text:p>
        </text:list-item>
      </text:list>
      <text:p text:style-name="P5">True</text:p>
      <text:list xml:id="list38461474" text:continue-numbering="true" text:style-name="WWNum4">
        <text:list-item>
          <text:p text:style-name="P9"><text:span text:style-name="T3">When you remove an item from a stack, you remove it from: ( 4 points ) </text:span><text:span text:style-name="T6">a</text:span></text:p>
          <text:list>
            <text:list-item>
              <text:p text:style-name="P10">the top of the stack</text:p>
            </text:list-item>
            <text:list-item>
              <text:p text:style-name="P11">the bottom bottom of the stack</text:p>
            </text:list-item>
            <text:list-item>
              <text:p text:style-name="P11">the middle of the stack</text:p>
            </text:list-item>
            <text:list-item>
              <text:p text:style-name="P11">wherever the client specifies<text:line-break/></text:p>
            </text:list-item>
          </text:list>
        </text:list-item>
        <text:list-item>
          <text:p text:style-name="P9"><text:span text:style-name="T3">Stacks exhibit which type of behavior? ( 4 points ) </text:span><text:span text:style-name="T6">c</text:span></text:p>
          <text:list>
            <text:list-item>
              <text:p text:style-name="P11">first-in, first out </text:p>
            </text:list-item>
            <text:list-item>
              <text:p text:style-name="P11">first-in, last out</text:p>
            </text:list-item>
            <text:list-item>
              <text:p text:style-name="P10">last-in, first out</text:p>
            </text:list-item>
            <text:list-item>
              <text:p text:style-name="P11">last-in, last out</text:p>
            </text:list-item>
          </text:list>
        </text:list-item>
        <text:list-item>
          <text:p text:style-name="P13">Draw the resultant stack after the following operations: <text:s/>( 5 points )<text:bookmark text:name="_GoBack"/></text:p>
        </text:list-item>
      </text:list>
      <text:list xml:id="list5251862356906565317" text:style-name="WWNum7">
        <text:list-item>
          <text:p text:style-name="P14">push(X)</text:p>
        </text:list-item>
        <text:list-item>
          <text:p text:style-name="P14">push(Q)</text:p>
        </text:list-item>
        <text:list-item>
          <text:p text:style-name="P14">push (Y)</text:p>
        </text:list-item>
        <text:list-item>
          <text:p text:style-name="P14">push(M)</text:p>
        </text:list-item>
        <text:list-item>
          <text:p text:style-name="P14">pop()</text:p>
        </text:list-item>
        <text:list-item>
          <text:p text:style-name="P14">pop()</text:p>
        </text:list-item>
        <text:list-item>
          <text:p text:style-name="P14"><text:soft-page-break/>push(T)</text:p>
        </text:list-item>
      </text:list>
      <text:p text:style-name="P4"/>
      <text:p text:style-name="P4">Make sure to label the top entry of your stack after the last operation has been executed.<text:line-break/></text:p>
      <text:p text:style-name="P2">T<text:tab/>top</text:p>
      <text:p text:style-name="P2">Q</text:p>
      <text:p text:style-name="P2">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style:font-name="Calibri" style:font-name-asian="Calibri1" style:font-name-complex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Conrad</meta:initial-creator>
    <dc:creator>Michael Risher</dc:creator>
    <meta:editing-cycles>7</meta:editing-cycles>
    <meta:creation-date>2016-03-03T17:01:00</meta:creation-date>
    <dc:date>2016-05-04T15:43:22.90</dc:date>
    <meta:editing-duration>PT59S</meta:editing-duration>
    <meta:generator>OpenOffice/4.1.2$Win32 OpenOffice.org_project/412m3$Build-9782</meta:generator>
    <meta:document-statistic meta:table-count="0" meta:image-count="0" meta:object-count="0" meta:page-count="2" meta:paragraph-count="30" meta:word-count="210" meta:character-count="9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